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ázev hry: Prehistorik</text:p>
      <text:p text:style-name="Standard"/>
      <text:p text:style-name="Standard">Žánr: pravěká strategie s prvky sims, boj o přežití, starání se o osadu</text:p>
      <text:p text:style-name="Standard"/>
      <text:p text:style-name="Standard">Technologie: Mogre + C#,</text:p>
      <text:p text:style-name="Standard">na zvuk asi fmod, fyzika 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2M28S</meta:editing-duration>
    <meta:editing-cycles>3</meta:editing-cycles>
    <meta:generator>OpenOffice.org/3.1$Win32 OpenOffice.org_project/310m19$Build-9420</meta:generator>
    <dc:date>2011-05-06T13:21:44.15</dc:date>
    <meta:document-statistic meta:table-count="0" meta:image-count="0" meta:object-count="0" meta:page-count="1" meta:paragraph-count="4" meta:word-count="26" meta:character-count="144"/>
    <dc:creator>Luboš Běhounek</dc:creator>
    <meta:user-defined meta:name="Info 1"/>
    <meta:user-defined meta:name="Info 2"/>
    <meta:user-defined meta:name="Info 3"/>
    <meta:user-defined meta:name="Info 4"/>
  </office:meta>
</office:document-meta>
</file>